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9.368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T1" style:family="text">
      <style:text-properties fo:font-weight="bold" style:font-weight-asian="bold" style:font-weight-complex="bold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fo:font-weight="bold" style:font-weight-asian="bold" style:font-weight-complex="bold" fo:country="US" style:country-asian="US" style:country-complex="US" style:font-size-asian="6.80000019073486pt" style:font-size-complex="6.80000019073486pt" style:font-name-asian="Droid Sans Fallback" style:font-name-complex="FreeSans"/>
    </style:style>
    <style:style style:name="T4" style:family="text">
      <style:text-properties fo:country="US" style:country-asian="US" style:country-complex="US" style:font-size-asian="6.80000019073486pt" style:font-size-complex="6.80000019073486pt" style:font-name-asian="Droid Sans Fallback" style:font-name-complex="FreeSan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4" office:value-type="string" calcext:value-type="string" table:number-columns-spanned="1" table:number-rows-spanned="5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struir formulário para realizar login.</text:p>
          </table:table-cell>
          <table:table-cell table:style-name="ce2" table:number-columns-repeated="2"/>
        </table:table-row>
        <table:table-row table:style-name="ro1">
          <table:covered-table-cell table:style-name="ce2"/>
          <table:covered-table-cell table:style-name="ce4"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ntegrar informações com um sistema institucional.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5"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riar a tabela usuario no BD.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5"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Definir padrão de design.</text:p>
          </table:table-cell>
          <table:table-cell table:style-name="ce2"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plicar o padrão de design ao formulário.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4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Construir formulário para realizar pergunta.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4"/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Definir esquema do banco de dados.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4"/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Criar o banco de dados do sistema.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4"/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Criar a tabela pergunta no BD.</text:p>
          </table:table-cell>
          <table:table-cell table:style-name="ce2" table:number-columns-repeated="2"/>
        </table:table-row>
        <table:table-row table:style-name="ro1">
          <table:covered-table-cell table:style-name="ce2"/>
          <table:covered-table-cell table:style-name="ce4"/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Aplicar o padrão de design ao formulário.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5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Construir formulário para exibição das perguntas e respostas.</text:p>
          </table:table-cell>
          <table:table-cell table:style-name="ce2"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plicar o padrão de design ao formulário.</text:p>
          </table:table-cell>
          <table:table-cell table:style-name="ce2" table:number-columns-repeated="2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Construir formulário para respostas.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4"/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Criar a tabela resposta no BD.</text:p>
          </table:table-cell>
          <table:table-cell table:style-name="ce2" table:number-columns-repeated="2"/>
        </table:table-row>
        <table:table-row table:style-name="ro1">
          <table:covered-table-cell table:style-name="ce2"/>
          <table:covered-table-cell table:style-name="ce4"/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plicar o padrão de design ao formulário.</text:p>
          </table:table-cell>
          <table:table-cell table:style-name="ce2" table:number-columns-repeated="2"/>
        </table:table-row>
        <table:table-row table:style-name="ro3" table:number-rows-repeated="4">
          <table:table-cell table:number-columns-repeated="6"/>
        </table:table-row>
        <table:table-row table:style-name="ro4" table:number-rows-repeated="2">
          <table:table-cell/>
          <table:table-cell table:style-name="ce6"/>
          <table:table-cell table:number-columns-repeated="4"/>
        </table:table-row>
        <table:table-row table:style-name="ro3" table:number-rows-repeated="104855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8-22T11:45:01.823980586</dc:date>
    <meta:editing-duration>PT38M34S</meta:editing-duration>
    <meta:editing-cycles>39</meta:editing-cycles>
    <meta:generator>LibreOffice/4.2.8.2$Linux_X86_64 LibreOffice_project/420m0$Build-2</meta:generator>
    <meta:document-statistic meta:table-count="1" meta:cell-count="44" meta:object-count="0"/>
  </office:meta>
</office:document-meta>
</file>